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fo:font-size="11pt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Jerome De Potter</text:p>
      <text:p text:style-name="P8">PHASE: Construction des solutions</text:p>
      <text:p text:style-name="P9">SOUS-PHASE: Solution standard ERP</text:p>
      <text:p text:style-name="P9">SEMAINE : 6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5">Sol. Standard – sélection scénarios SAP</text:span>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9</meta:editing-cycles>
    <meta:editing-duration>PT18M8S</meta:editing-duration>
    <meta:generator>LibreOffice/3.3$Win32 LibreOffice_project/330m19$Build-6</meta:generator>
    <meta:initial-creator>Gartu Stefana</meta:initial-creator>
    <dc:date>2011-02-22T18:24:28.16</dc:date>
    <meta:document-statistic meta:table-count="1" meta:image-count="0" meta:object-count="0" meta:page-count="1" meta:paragraph-count="15" meta:word-count="40" meta:character-count="248"/>
  </office:meta>
</office:document-meta>
</file>